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c9c9b6"/>
    </style:style>
    <style:style style:name="gr4" style:family="graphic" style:parent-style-name="standard">
      <style:graphic-properties draw:stroke="none" svg:stroke-width="0.001cm" draw:fill-color="#7a7a5a"/>
    </style:style>
    <style:style style:name="gr5" style:family="graphic" style:parent-style-name="standard">
      <style:graphic-properties draw:stroke="none" svg:stroke-width="0.001cm" draw:fill-color="#dbdbce"/>
    </style:style>
    <style:style style:name="gr6" style:family="graphic" style:parent-style-name="standard">
      <style:graphic-properties draw:stroke="none" svg:stroke-width="0.001cm" draw:fill-color="#ffffd4"/>
    </style:style>
    <style:style style:name="gr7" style:family="graphic" style:parent-style-name="standard">
      <style:graphic-properties svg:stroke-width="0.049cm" svg:stroke-color="#800006" draw:fill="none" draw:fill-color="#ffffff" fo:padding-top="-0.025cm" fo:padding-bottom="-0.025cm" fo:padding-left="-0.025cm" fo:padding-right="-0.025cm"/>
    </style:style>
    <style:style style:name="gr8" style:family="graphic" style:parent-style-name="standard">
      <style:graphic-properties svg:stroke-width="0.04cm" svg:stroke-color="#000000" draw:fill="none" draw:fill-color="#ffffff" fo:padding-top="-0.03cm" fo:padding-bottom="-0.03cm" fo:padding-left="-0.03cm" fo:padding-right="-0.03cm"/>
    </style:style>
  </office:automatic-styles>
  <office:body>
    <office:drawing>
      <draw:page draw:name="page1" draw:style-name="dp1" draw:master-page-name="Default">
        <draw:g>
          <draw:glue-point draw:id="4" svg:x="1.729cm" svg:y="-5cm"/>
          <draw:glue-point draw:id="5" svg:x="3.653cm" svg:y="-5cm"/>
          <draw:glue-point draw:id="6" svg:x="-3.234cm" svg:y="5cm"/>
          <draw:glue-point draw:id="7" svg:x="-1.3cm" svg:y="5cm"/>
          <draw:glue-point draw:id="8" svg:x="-5cm" svg:y="1.243cm"/>
          <draw:glue-point draw:id="9" svg:x="-5cm" svg:y="2.874cm"/>
          <draw:glue-point draw:id="10" svg:x="-5cm" svg:y="2.058cm"/>
          <draw:glue-point draw:id="11" svg:x="5cm" svg:y="-4.077cm"/>
          <draw:glue-point draw:id="12" svg:x="5cm" svg:y="-0.459cm"/>
          <draw:glue-point draw:id="13" svg:x="5cm" svg:y="-2.269cm"/>
          <draw:glue-point draw:id="14" svg:x="0.085cm" svg:y="-0.063cm"/>
          <draw:polygon draw:style-name="gr1" draw:layer="layout" svg:width="0.803cm" svg:height="0.326cm" svg:x="0cm" svg:y="1.249cm" svg:viewBox="0 0 804 327" draw:points="0,0 0,327 804,327 804,0">
            <text:p/>
          </draw:polygon>
          <draw:polygon draw:style-name="gr2" draw:layer="layout" svg:width="0.803cm" svg:height="0.326cm" svg:x="0cm" svg:y="1.249cm" svg:viewBox="0 0 804 327" draw:points="0,0 0,327 804,327 804,0">
            <text:p/>
          </draw:polygon>
          <draw:polygon draw:style-name="gr3" draw:layer="layout" svg:width="1.466cm" svg:height="1.064cm" svg:x="0cm" svg:y="0.185cm" svg:viewBox="0 0 1467 1065" draw:points="0,1065 662,0 1467,0 803,1065">
            <text:p/>
          </draw:polygon>
          <draw:polygon draw:style-name="gr2" draw:layer="layout" svg:width="1.466cm" svg:height="1.064cm" svg:x="0cm" svg:y="0.185cm" svg:viewBox="0 0 1467 1065" draw:points="0,1065 662,0 1467,0 803,1065">
            <text:p/>
          </draw:polygon>
          <draw:polygon draw:style-name="gr4" draw:layer="layout" svg:width="0.663cm" svg:height="1.39cm" svg:x="0.803cm" svg:y="0.185cm" svg:viewBox="0 0 664 1391" draw:points="0,1391 664,723 664,0 0,1064">
            <text:p/>
          </draw:polygon>
          <draw:polygon draw:style-name="gr2" draw:layer="layout" svg:width="0.663cm" svg:height="1.39cm" svg:x="0.803cm" svg:y="0.185cm" svg:viewBox="0 0 664 1391" draw:points="0,1391 664,723 664,0 0,1064">
            <text:p/>
          </draw:polygon>
          <draw:polygon draw:style-name="gr5" draw:layer="layout" svg:width="0.987cm" svg:height="0.95cm" svg:x="0.282cm" svg:y="0cm" svg:viewBox="0 0 988 951" draw:points="0,951 154,653 437,297 705,0 988,0 691,312 408,681 267,951">
            <text:p/>
          </draw:polygon>
          <draw:polygon draw:style-name="gr2" draw:layer="layout" svg:width="0.987cm" svg:height="0.95cm" svg:x="0.282cm" svg:y="0cm" svg:viewBox="0 0 988 951" draw:points="0,951 154,653 437,297 705,0 988,0 691,312 408,681 267,951">
            <text:p/>
          </draw:polygon>
          <draw:polygon draw:style-name="gr1" draw:layer="layout" svg:width="0.295cm" svg:height="0.228cm" svg:x="0.282cm" svg:y="0.95cm" svg:viewBox="0 0 296 229" draw:points="0,0 0,229 296,229 268,0">
            <text:p/>
          </draw:polygon>
          <draw:polygon draw:style-name="gr2" draw:layer="layout" svg:width="0.295cm" svg:height="0.228cm" svg:x="0.282cm" svg:y="0.95cm" svg:viewBox="0 0 296 229" draw:points="0,0 0,229 296,229 268,0">
            <text:p/>
          </draw:polygon>
          <draw:polygon draw:style-name="gr4" draw:layer="layout" svg:width="0.747cm" svg:height="1.178cm" svg:x="0.549cm" svg:y="0cm" svg:viewBox="0 0 748 1179" draw:points="720,0 748,226 550,468 536,397 268,724 268,794 27,1179 0,951 140,681 423,312">
            <text:p/>
          </draw:polygon>
          <draw:polygon draw:style-name="gr2" draw:layer="layout" svg:width="0.747cm" svg:height="1.178cm" svg:x="0.549cm" svg:y="0cm" svg:viewBox="0 0 748 1179" draw:points="720,0 748,226 550,468 536,397 268,724 268,794 27,1179 0,951 140,681 423,312">
            <text:p/>
          </draw:polygon>
          <draw:polygon draw:style-name="gr6" draw:layer="layout" svg:width="0.719cm" svg:height="0.723cm" svg:x="0.041cm" svg:y="1.277cm" svg:viewBox="0 0 720 724" draw:points="720,362 719,343 718,325 715,307 712,289 708,271 703,253 697,236 690,219 683,202 674,186 665,170 655,155 644,140 633,126 620,112 607,99 594,87 580,75 565,64 550,54 534,45 518,36 501,29 484,22 467,16 450,11 432,7 414,4 396,1 377,0 359,0 342,0 323,1 305,4 287,7 269,11 252,16 235,22 218,29 201,36 185,45 169,54 154,64 139,75 125,87 111,99 99,112 86,126 75,140 64,155 54,170 45,186 36,202 28,219 22,236 16,253 11,271 7,289 3,307 1,325 0,343 0,362 0,380 1,398 3,416 7,434 11,452 16,470 22,487 28,504 36,521 45,537 54,553 64,568 75,583 86,597 99,611 111,624 125,636 139,648 154,659 169,669 185,678 201,686 218,694 235,701 252,707 269,712 287,716 305,719 323,721 342,723 359,724 377,723 396,721 414,719 432,716 450,712 467,707 484,701 501,694 518,686 534,678 550,669 565,659 580,648 594,636 607,624 620,611 633,597 644,583 655,568 665,553 674,537 683,521 690,504 697,487 703,470 708,452 712,434 715,416 718,398 719,380">
            <text:p/>
          </draw:polygon>
          <draw:polygon draw:style-name="gr7" draw:layer="layout" svg:width="0.705cm" svg:height="0.709cm" svg:x="0.042cm" svg:y="1.277cm" svg:viewBox="0 0 706 710" draw:points="706,355 705,337 704,319 701,301 698,283 694,265 689,248 684,231 677,214 669,198 661,182 652,167 642,152 632,137 621,123 608,110 595,98 583,85 569,74 554,63 539,54 524,44 508,36 492,28 475,22 458,16 441,11 424,7 406,4 388,1 370,0 353,0 334,0 317,1 299,4 281,7 264,11 247,16 230,22 213,28 197,36 181,44 165,54 151,63 136,74 122,85 109,98 96,110 84,123 73,137 63,152 53,167 44,182 36,198 28,214 22,231 16,248 11,265 7,283 4,301 1,319 0,337 0,355 0,373 1,391 4,408 7,426 11,444 16,461 22,478 28,495 36,511 44,527 53,543 63,557 73,572 84,586 96,599 109,612 122,624 136,636 151,646 165,656 181,665 197,673 213,681 230,688 247,693 264,698 281,702 299,705 317,708 334,709 353,710 370,709 388,708 406,705 424,702 441,698 458,693 475,688 492,681 508,673 524,665 539,656 554,646 569,636 583,624 595,612 608,599 621,586 632,572 642,557 652,543 661,527 669,511 677,495 684,478 689,461 694,444 698,426 701,408 704,391 705,373">
            <text:p/>
          </draw:polygon>
          <draw:polyline draw:style-name="gr8" draw:layer="layout" svg:width="0.522cm" svg:height="0.552cm" svg:x="0.14cm" svg:y="1.362cm" svg:viewBox="0 0 523 553" draw:points="523,278 523,264 522,250 520,236 518,223 515,209 511,196 507,183 503,170 497,158 491,146 485,134 478,122 471,111 463,100 454,90 445,80 436,70 426,61 415,53 405,45 394,38 382,31 370,25 359,19 347,14 334,11 322,7 310,4 296,2 283,1 270,0 257,0 244,0 231,1 218,3 206,6 193,9 180,13 168,18 157,22 145,28 133,35 122,42 111,49 101,58 91,67 81,76 72,85 63,96 55,106 47,117 40,129 33,141 27,153 22,165 17,178 13,190 9,204 6,217 4,231 1,244 0,258 0,272 0,286 1,300 2,313 4,326 7,340 10,353 14,367 19,380 24,392 30,405 36,416 43,428 50,439 58,450 66,461 75,471 85,480 95,489 105,498 116,506 126,513 138,520 150,526 161,532 174,536 186,541 198,544 211,547 224,550 236,552 250,553 263,553 275,552 288,551 302,549 314,547 327,543 339,540 352,535 364,531 375,525 388,518 399,511 409,504 420,496 430,487 439,478 449,468 457,458 465,448 474,437 481,426 488,413 494,402">
            <text:p/>
          </draw:polyline>
          <draw:line draw:style-name="gr8" draw:layer="layout" svg:x1="0.648cm" svg:y1="1.632cm" svg:x2="0.154cm" svg:y2="1.632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hone Ethernet</dc:title>
    <meta:creation-date>2011-02-07T16:43:32</meta:creation-date>
    <meta:editing-duration>P0D</meta:editing-duration>
    <meta:editing-cycles>1</meta:editing-cycles>
    <meta:document-statistic meta:object-count="17"/>
    <meta:generator>OpenOffice.org/3.3$Linux OpenOffice.org_project/330m20$Build-9567</meta:generator>
  </office:meta>
</office:document-meta>
</file>